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WW8Num11">
      <style:text-properties style:font-name="Impact" officeooo:paragraph-rsid="0019f24e" style:font-name-complex="Impact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fo:font-style="italic" officeooo:paragraph-rsid="0019f24e" style:font-size-asian="10pt" style:font-style-asian="italic" style:font-name-complex="Arial"/>
    </style:style>
    <style:style style:name="P3" style:family="paragraph" style:parent-style-name="Standard">
      <style:text-properties style:font-name="Arial" fo:font-size="10pt" officeooo:paragraph-rsid="0019f24e" style:font-size-asian="10pt" style:font-name-complex="Arial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paragraph-rsid="0019f24e" style:font-name-complex="Arial"/>
    </style:style>
    <style:style style:name="P5" style:family="paragraph" style:parent-style-name="Subtitle">
      <style:text-properties fo:font-size="10pt" officeooo:paragraph-rsid="0019f24e" style:font-size-asian="10pt"/>
    </style:style>
    <style:style style:name="P6" style:family="paragraph" style:parent-style-name="Subtitle">
      <style:text-properties style:font-name="Arial" fo:font-size="10pt" fo:font-style="italic" officeooo:paragraph-rsid="0019f24e" style:font-size-asian="10pt" style:font-style-asian="italic" style:font-name-complex="Arial"/>
    </style:style>
    <style:style style:name="P7" style:family="paragraph" style:parent-style-name="Subtitle">
      <style:text-properties officeooo:paragraph-rsid="0019f24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kušební řád – V. DAN</text:p>
      <text:p text:style-name="P5"/>
      <text:p text:style-name="P5"/>
      <text:p text:style-name="P5"/>
      <text:p text:style-name="P2">Skládá se zejména z obran proti zbraním a stejně jako na III. A IV. DAN i s jejich následným využitím proti dalším útokům zbraní. Minimálně <text:s/>jedna obrana by měla být proti téže zbrani, se kterou se brání obránce.</text:p>
      <text:p text:style-name="P6"/>
      <text:p text:style-name="P3"/>
      <text:p text:style-name="P4">OBRANY PROTI ZBRANÍM S JEJICH NÁSLEDNÝM VYUŽITÍM PROTI ZBRANI</text:p>
      <text:p text:style-name="P4"/>
      <text:list xml:id="list1366896544" text:style-name="WW8Num11">
        <text:list-item>
          <text:p text:style-name="P1">"zabiják" (včetně teleskopického obušku)</text:p>
        </text:list-item>
        <text:list-item>
          <text:p text:style-name="P1">kopí, nebo naginata</text:p>
        </text:list-item>
        <text:list-item>
          <text:p text:style-name="P1">puška (samopal) s nasazeným bodákem</text:p>
        </text:list-item>
        <text:list-item>
          <text:p text:style-name="P1">řetěz</text:p>
        </text:list-item>
        <text:list-item>
          <text:p text:style-name="P1">tonfa</text:p>
        </text:list-item>
        <text:list-item>
          <text:p text:style-name="P1">nunchaku</text:p>
        </text:list-item>
        <text:list-item>
          <text:p text:style-name="P1">jutte (sai)</text:p>
        </text:list-item>
        <text:list-item>
          <text:p text:style-name="P1">tessen</text:p>
        </text:list-item>
        <text:list-item>
          <text:p text:style-name="P1">meč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1:45:12.182182338</meta:creation-date>
    <dc:date>2023-02-21T21:46:10.458371987</dc:date>
    <meta:editing-duration>PT59S</meta:editing-duration>
    <meta:editing-cycles>1</meta:editing-cycles>
    <meta:document-statistic meta:table-count="0" meta:image-count="0" meta:object-count="0" meta:page-count="1" meta:paragraph-count="12" meta:word-count="79" meta:character-count="435" meta:non-whitespace-character-count="375"/>
    <meta:generator>LibreOffice/7.4.5.1$Linux_X86_64 LibreOffice_project/40$Build-1</meta:generator>
  </office:meta>
</office:document-meta>
</file>